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89dd" officeooo:paragraph-rsid="000a8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TITLED CRYPTID GAME</text:p>
      <text:p text:style-name="P1"/>
      <text:p text:style-name="P1">In this game you select a cryptid and hunt down some plucky teens in the woods. The goal is to kill and eat them all before sunrise, without them managing to get a photo of you.</text:p>
      <text:p text:style-name="P1"/>
      <text:p text:style-name="P1"/>
      <text:p text:style-name="P1">AESTHETIC:</text:p>
      <text:p text:style-name="P1">Low-poly, flat colours, simple animation but with a bit of personality, hopefully.</text:p>
      <text:p text:style-name="P1">Ooblets is a good example – this kind of thing, but spookier:</text:p>
      <text:p text:style-name="P1"><text:a xlink:type="simple" xlink:href="https://twitter.com/ooblets/status/874035141307498496" text:style-name="Internet_20_link" text:visited-style-name="Visited_20_Internet_20_Link">https://twitter.com/ooblets/status/874035141307498496</text:a></text:p>
      <text:p text:style-name="P1"/>
      <text:p text:style-name="P1">TEENS</text:p>
      <text:p text:style-name="P1">-generic genderless teen with a few swappable hairstyles</text:p>
      <text:p text:style-name="P1"/>
      <text:p text:style-name="P1">CRYPTIDS</text:p>
      <text:p text:style-name="P1">-bigfoot</text:p>
      <text:p text:style-name="P1">-mothman</text:p>
      <text:p text:style-name="P1">-chupacabra</text:p>
      <text:p text:style-name="P1">-La Llorona</text:p>
      <text:p text:style-name="P1">-loch ness monster</text:p>
      <text:p text:style-name="P1">-wendigo</text:p>
      <text:p text:style-name="P1">-yet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8:38:14.161000000</meta:creation-date>
    <dc:date>2017-07-20T21:07:13.398000000</dc:date>
    <meta:editing-duration>PT2H13M49S</meta:editing-duration>
    <meta:editing-cycles>1</meta:editing-cycles>
    <meta:document-statistic meta:table-count="0" meta:image-count="0" meta:object-count="0" meta:page-count="1" meta:paragraph-count="16" meta:word-count="84" meta:character-count="542" meta:non-whitespace-character-count="473"/>
    <meta:generator>LibreOffice/5.1.3.2$Windows_X86_64 LibreOffice_project/644e4637d1d8544fd9f56425bd6cec110e49301b</meta:generator>
  </office:meta>
</office:document-meta>
</file>